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knowit-template-subtitle">
      <style:graphic-properties draw:fill-color="#ffffff" draw:auto-grow-height="true" fo:min-height="17.936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title">
      <style:graphic-properties fo:min-height="3.256cm"/>
    </style:style>
    <style:style style:name="pr4" style:family="presentation" style:parent-style-name="knowit-template-outline1">
      <style:graphic-properties fo:min-height="13.609cm"/>
    </style:style>
    <style:style style:name="pr5" style:family="presentation" style:parent-style-name="knowit-template-notes">
      <style:graphic-properties draw:fill-color="#ffffff" fo:min-height="12.322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936cm" svg:x="1.4cm" svg:y="0.837cm" presentation:class="subtitle">
          <draw:text-box>
            <text:p><text:span text:style-name="T1">Functional programm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“Functional programming”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First class functions</text:p>
              </text:list-item>
              <text:list-item>
                <text:p>Pattern matching</text:p>
              </text:list-item>
              <text:list-item>
                <text:p>Higher order func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Functional programmi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urity</text:p>
              </text:list-item>
              <text:list-item>
                <text:p>Mathematical functions have no side effects</text:p>
                <text:list>
                  <text:list-item>
                    <text:p>f(x) = 2x + 3</text:p>
                  </text:list-item>
                  <text:list-item>
                    <text:p>y = sin(x)</text:p>
                  </text:list-item>
                </text:list>
              </text:list-item>
              <text:list-item>
                <text:p>Only immutable objects (and object graphs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In practic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ll field must be immutable</text:p>
              </text:list-item>
              <text:list-item>
                <text:p>All methods must return something</text:p>
              </text:list-item>
              <text:list-item>
                <text:p>No side-effects from method cal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List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ead :: tail</text:p>
              </text:list-item>
              <text:list-item>
                <text:p>Prepends to the head of the list</text:p>
              </text:list-item>
              <text:list-item>
                <text:p>Other operations (filter, map, remove, partition...) returns a new List inst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scala.collection.immutabl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...or scala.collection.mutable</text:p>
              </text:list-item>
              <text:list-item>
                <text:p>Pick your poison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cala 2.8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ase classes get copy methods</text:p>
              </text:list-item>
              <text:list-item>
                <text:p>Constructors and methods get</text:p>
                <text:list>
                  <text:list-item>
                    <text:p>default parameters</text:p>
                  </text:list-item>
                  <text:list-item>
                    <text:p>named parame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trive to be pure</text:p>
          </draw:text-box>
        </draw:frame>
        <draw:frame presentation:style-name="pr4" draw:layer="layout" svg:width="26.6cm" svg:height="13.859cm" svg:x="1.4cm" svg:y="4.914cm" presentation:class="outline" presentation:user-transformed="true">
          <draw:text-box>
            <text:list text:style-name="L2">
              <text:list-item>
                <text:p>Parallelization and concurrency (no synchronization)</text:p>
              </text:list-item>
              <text:list-item>
                <text:p>Usually easier to find errors (a lot less state)</text:p>
              </text:list-item>
              <text:list-item>
                <text:p>Easier to te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4T06:52:39</meta:creation-date>
    <meta:editing-duration>PT01H33M41S</meta:editing-duration>
    <meta:editing-cycles>25</meta:editing-cycles>
    <meta:generator>OpenOffice.org/3.1$Linux OpenOffice.org_project/310m19$Build-9420</meta:generator>
    <meta:initial-creator>Alf Kristian Støyle</meta:initial-creator>
    <dc:date>2009-12-06T15:23:43</dc:date>
    <dc:creator>Fredrik Vraalsen</dc:creator>
    <meta:document-statistic meta:object-count="53"/>
  </office:meta>
</office:document-meta>
</file>